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sans-serif"/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75in" fo:margin-left="0in" fo:margin-right="-0.0125in" fo:break-before="page" table:align="margins"/>
    </style:style>
    <style:style style:name="Table1.A" style:family="table-column">
      <style:table-column-properties style:column-width="3.8229in" style:rel-column-width="36113*"/>
    </style:style>
    <style:style style:name="Table1.B" style:family="table-column">
      <style:table-column-properties style:column-width="3.1146in" style:rel-column-width="29422*"/>
    </style:style>
    <style:style style:name="Table1.1" style:family="table-row">
      <style:table-row-properties style:min-row-height="0.2813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6.9271in" style:rel-column-width="65535*"/>
    </style:style>
    <style:style style:name="Table2.1" style:family="table-row">
      <style:table-row-properties style:min-row-height="0.3646in"/>
    </style:style>
    <style:style style:name="Table6" style:family="table">
      <style:table-properties style:width="6.9271in" table:align="margins"/>
    </style:style>
    <style:style style:name="Table6.A" style:family="table-column">
      <style:table-column-properties style:column-width="5.8229in" style:rel-column-width="55088*"/>
    </style:style>
    <style:style style:name="Table6.B" style:family="table-column">
      <style:table-column-properties style:column-width="1.1042in" style:rel-column-width="10447*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8229in" style:rel-column-width="17251*"/>
    </style:style>
    <style:style style:name="Table5.B" style:family="table-column">
      <style:table-column-properties style:column-width="0.1486in" style:rel-column-width="1406*"/>
    </style:style>
    <style:style style:name="Table5.C" style:family="table-column">
      <style:table-column-properties style:column-width="4.9535in" style:rel-column-width="46878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9271in" fo:margin-left="0.0083in" fo:margin-right="-0.0104in" table:align="margins"/>
    </style:style>
    <style:style style:name="Table3.A" style:family="table-column">
      <style:table-column-properties style:column-width="0.1861in" style:rel-column-width="1760*"/>
    </style:style>
    <style:style style:name="Table3.B" style:family="table-column">
      <style:table-column-properties style:column-width="6.741in" style:rel-column-width="63775*"/>
    </style:style>
    <style:style style:name="Table3.1" style:family="table-row">
      <style:table-row-properties style:min-row-height="0.6917in"/>
    </style:style>
    <style:style style:name="Table3.A1" style:family="table-cell">
      <style:table-cell-properties fo:padding="0in" fo:border="none"/>
    </style:style>
    <style:style style:name="Table3.A2" style:family="table-cell" style:data-style-name="N0">
      <style:table-cell-properties fo:padding="0in" fo:border="none"/>
    </style:style>
    <style:style style:name="Table3.3" style:family="table-row">
      <style:table-row-properties style:min-row-height="1.0139in"/>
    </style:style>
    <style:style style:name="Table3.5" style:family="table-row">
      <style:table-row-properties style:min-row-height="0.2188in"/>
    </style:style>
    <style:style style:name="Table4" style:family="table">
      <style:table-properties style:width="3.3646in" fo:margin-left="3.5563in" fo:margin-right="0.0042in" table:align="margins"/>
    </style:style>
    <style:style style:name="Table4.A" style:family="table-column">
      <style:table-column-properties style:column-width="3.3646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min-row-height="0.4194in"/>
    </style:style>
    <style:style style:name="Table4.3" style:family="table-row">
      <style:table-row-properties style:min-row-height="0.2181in"/>
    </style:style>
    <style:style style:name="Table4.4" style:family="table-row">
      <style:table-row-properties style:min-row-height="0.2215in"/>
    </style:style>
    <style:style style:name="P1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en" fo:country="US" style:font-size-asian="12pt" style:font-name-complex="Arial" style:font-size-complex="12pt"/>
    </style:style>
    <style:style style:name="P2" style:family="paragraph" style:parent-style-name="Header">
      <style:paragraph-properties loext:contextual-spacing="false" fo:margin-left="0in" fo:margin-right="0in" fo:text-align="justify" style:justify-single-word="false" fo:text-indent="0in" style:auto-text-indent="false"/>
      <style:text-properties style:use-window-font-color="true" style:font-name="Times New Roman" fo:font-size="12pt" fo:language="en" fo:country="US" fo:font-weight="normal" fo:background-color="transparent" style:font-name-asian="Calibri" style:font-size-asian="12pt" style:font-name-complex="Calibri" style:font-size-complex="12pt"/>
    </style:style>
    <style:style style:name="P3" style:family="paragraph" style:parent-style-name="Header">
      <style:paragraph-properties loext:contextual-spacing="false" fo:margin-left="0in" fo:margin-right="0in" fo:text-align="justify" style:justify-single-word="false" fo:text-indent="0in" style:auto-text-indent="false">
        <style:tab-stops>
          <style:tab-stop style:position="1.1161in"/>
          <style:tab-stop style:position="3in" style:type="center"/>
          <style:tab-stop style:position="6in" style:type="right"/>
        </style:tab-stops>
      </style:paragraph-properties>
      <style:text-properties style:use-window-font-color="true" style:font-name="Times New Roman" fo:font-size="12pt" fo:language="en" fo:country="US" fo:font-weight="normal" fo:background-color="transparent" style:font-name-asian="Calibri" style:font-size-asian="12pt" style:font-name-complex="Calibri" style:font-size-complex="12pt"/>
    </style:style>
    <style:style style:name="P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color="#000000" style:font-name="Arial1" fo:font-size="10pt" fo:language="en" fo:country="US" style:font-size-asian="12pt" style:font-name-complex="Arial" style:font-size-complex="12pt"/>
    </style:style>
    <style:style style:name="P5" style:family="paragraph" style:parent-style-name="Text_20_body">
      <style:paragraph-properties fo:margin-left="0in" fo:margin-right="0in" fo:margin-top="0.0417in" fo:margin-bottom="0in" fo:text-align="center" style:justify-single-word="false" fo:text-indent="0in" style:auto-text-indent="false">
        <style:tab-stops>
          <style:tab-stop style:position="1in"/>
          <style:tab-stop style:position="1.1874in"/>
        </style:tab-stops>
      </style:paragraph-properties>
      <style:text-properties fo:color="#000000" style:font-name="Times New Roman" fo:font-size="12pt" fo:language="en" fo:country="GB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2pt" style:font-name-asian="Calibri" style:font-size-asian="12pt" style:font-name-complex="Calibri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font-name-asian="Calibri" style:font-size-asian="12pt" style:font-name-complex="Calibri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Calibri" style:font-size-complex="12pt"/>
    </style:style>
    <style:style style:name="P11" style:family="paragraph" style:parent-style-name="Table_20_Contents"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text-align="justify" style:justify-single-word="false"/>
      <style:text-properties fo:font-size="2pt" style:font-size-asian="2pt" style:font-size-complex="2pt"/>
    </style:style>
    <style:style style:name="P15" style:family="paragraph" style:parent-style-name="Text_20_body">
      <style:text-properties fo:color="#000000" style:font-name="Times New Roman" fo:font-size="12pt" fo:language="id" fo:country="ID" style:font-size-asian="12pt" style:font-size-complex="12pt"/>
    </style:style>
    <style:style style:name="P16" style:family="paragraph" style:parent-style-name="Text_20_body"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Text_20_body">
      <style:paragraph-properties fo:margin-top="0.0417in" fo:margin-bottom="0in" fo:text-align="justify" style:justify-single-word="false">
        <style:tab-stops>
          <style:tab-stop style:position="1in"/>
          <style:tab-stop style:position="1.1874in"/>
        </style:tab-stops>
      </style:paragraph-properties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P20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en" fo:country="US" style:font-size-asian="12pt" style:font-name-complex="Arial" style:font-size-complex="12pt"/>
    </style:style>
    <style:style style:name="T1" style:family="text">
      <style:text-properties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Arial"/>
    </style:style>
    <style:style style:name="T4" style:family="text">
      <style:text-properties fo:background-color="#ffffff" style:font-name-complex="Arial"/>
    </style:style>
    <style:style style:name="T5" style:family="text">
      <style:text-properties fo:color="#000000" fo:language="pt" fo:country="BR"/>
    </style:style>
    <style:style style:name="T6" style:family="text">
      <style:text-properties fo:color="#000000" fo:language="id" fo:country="ID"/>
    </style:style>
    <style:style style:name="T7" style:family="text">
      <style:text-properties fo:color="#000000" fo:language="id" fo:country="ID" style:font-name-complex="Arial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fo:language="fi" fo:country="FI"/>
    </style:style>
    <style:style style:name="T10" style:family="text">
      <style:text-properties fo:language="pt" fo:country="B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7"/>
          </table:table-cell>
          <table:table-cell office:value-type="string">
            <text:p text:style-name="P1"/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office:value-type="string">
            <text:p text:style-name="P14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6">{kejaksaan}</text:p>
                </table:table-cell>
                <table:table-cell table:style-name="Table6.A1" office:value-type="string">
                  <text:p text:style-name="P13">WAS-16 B</text:p>
                </table:table-cell>
              </table:table-row>
            </table:table>
            <text:p text:style-name="P14"/>
          </table:table-cell>
        </table:table-row>
      </table:table>
      <text:p text:style-name="P5">NOTA DINAS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Kepada Yth.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kepada}</text:p>
          </table:table-cell>
        </table:table-row>
        <table:table-row>
          <table:table-cell table:style-name="Table5.A1" office:value-type="string">
            <text:p text:style-name="Table_20_Contents"><text:span text:style-name="T5">D a r i</text:span> 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dari}</text:p>
          </table:table-cell>
        </table:table-row>
        <table:table-row>
          <table:table-cell table:style-name="Table5.A1" office:value-type="string">
            <text:p text:style-name="Table_20_Contents"><text:span text:style-name="T5">Tanggal</text:span> 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tgl_was_16b}</text:p>
          </table:table-cell>
        </table:table-row>
        <table:table-row>
          <table:table-cell table:style-name="Table5.A1" office:value-type="string">
            <text:p text:style-name="Table_20_Contents">Nomor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no_was_16b}</text:p>
          </table:table-cell>
        </table:table-row>
        <table:table-row>
          <table:table-cell table:style-name="Table5.A1" office:value-type="string">
            <text:p text:style-name="Table_20_Contents">Sifat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sifat_surat}</text:p>
          </table:table-cell>
        </table:table-row>
        <table:table-row>
          <table:table-cell table:style-name="Table5.A1" office:value-type="string">
            <text:p text:style-name="Table_20_Contents">Lampiran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jml_lampiran}</text:p>
          </table:table-cell>
        </table:table-row>
        <table:table-row>
          <table:table-cell table:style-name="Table5.A1" office:value-type="string">
            <text:p text:style-name="Table_20_Contents">Perihal</text:p>
          </table:table-cell>
          <table:table-cell table:style-name="Table5.A1" office:value-type="string">
            <text:p text:style-name="Table_20_Contents">:</text:p>
          </table:table-cell>
          <table:table-cell table:style-name="Table5.A1" table:number-rows-spanned="2" office:value-type="string">
            <text:p text:style-name="Table_20_Contents"><text:span text:style-name="T2">{perihal}</text:span><text:span text:style-name="T10"> {nama_terlapor}</text:span></text:p>
          </table:table-cell>
        </table:table-row>
        <table:table-row>
          <table:table-cell table:style-name="Table5.A1" table:number-columns-spanned="2" office:value-type="string">
            <text:p text:style-name="Table_20_Contents"/>
          </table:table-cell>
          <table:covered-table-cell/>
          <table:covered-table-cell/>
        </table:table-row>
      </table:table>
      <text:p text:style-name="P4">_________________________________________________________________________________________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2"><text:span text:style-name="T3"><text:s text:c="6"/></text:span><text:span text:style-name="T1">Sehubungan dengan Laporan Hasil Inspeksi Kasus Terlapor atas nama {nama_terlapor} pangkat (Gol) {pangkat_terlapor}, NIP/NRP. {nip_terlapor}, jabatan {jabatan_terlapor} sesuai surat/Nota dinas {surat} Nomor</text:span><text:span text:style-name="T3"> </text:span><text:span text:style-name="T1">: {nomor_surat} tanggal </text:span><text:span text:style-name="T4"><text:s/>{tanggal}</text:span><text:span text:style-name="T1"> , dengan ini diberitahukan</text:span><text:span text:style-name="T3"> </text:span><text:span text:style-name="T1">:</text:span></text:p>
          </table:table-cell>
          <table:covered-table-cell/>
        </table:table-row>
        <table:table-row>
          <table:table-cell table:style-name="Table3.A2" office:value-type="float" office:value="1">
            <text:p text:style-name="P11">1</text:p>
          </table:table-cell>
          <table:table-cell table:style-name="Table3.A1" office:value-type="string">
            <text:p text:style-name="P17"><text:span text:style-name="T6">Jaksa Agung Muda Pengawasan telah mengusulkan kepada Jaksa Agung untuk menjatuhkan Hukuman Disiplin Berat </text:span><text:span text:style-name="T8">berupa </text:span><text:span text:style-name="T6">pemberhentian dengan hormat tidak atas permintaan sendiri sebagai PNS</text:span><text:span text:style-name="T8"> </text:span><text:span text:style-name="T6">sebagaimana dimaksud dalam {isi_hukuman_disiplin} <text:s text:c="3"/>terhadap Terlapor atas nama </text:span><text:span text:style-name="T7">{nama_terlapor}</text:span><text:span text:style-name="T6">, pangkat (Gol) </text:span><text:span text:style-name="T7">{pangkat_terlapor}</text:span><text:span text:style-name="T6">, NIP/NRP. </text:span><text:span text:style-name="T7">{nip_terlapor}</text:span><text:span text:style-name="T6">, jabatan </text:span><text:span text:style-name="T7">{jabatan_terlapor}</text:span><text:span text:style-name="T6"> karena telah terbukti melakukan pelanggaran disiplin yaitu </text:span><text:span text:style-name="T8"><text:s/>{pelanggaran_disiplin}</text:span></text:p>
            <text:p text:style-name="P11"/>
          </table:table-cell>
        </table:table-row>
        <table:table-row table:style-name="Table3.3">
          <table:table-cell table:style-name="Table3.A2" office:value-type="float" office:value="2">
            <text:p text:style-name="P11">2</text:p>
          </table:table-cell>
          <table:table-cell table:style-name="Table3.A1" office:value-type="string">
            <text:p text:style-name="P18"><text:span text:style-name="T6">Terhadap Terlapor diberikan kesempatan untuk mengajukan pembelaan diri di hadapan Majelis Kehormatan Jaksa dengan berpedoman pada Pasal 16 ayat 2 Peraturan Pemerintah Nomor 20 Tahun 2008 Jo. Pasal 62 PERJA Nomor : PER-022/A/JA/03/2011 tentang Penyelenggaraan Pengawasan Kejaksaan Republik Indonesia, </text:span><text:span text:style-name="T6">dan pelaksanaannya dilaporkan kepada Jaksa Agung Muda Pengawasan.</text:span> </text:p>
          </table:table-cell>
        </table:table-row>
        <table:table-row>
          <table:table-cell table:style-name="Table3.A2" office:value-type="float" office:value="3">
            <text:p text:style-name="P11">3</text:p>
          </table:table-cell>
          <table:table-cell table:style-name="Table3.A1" office:value-type="string">
            <text:p text:style-name="P15">Agar Saudara segera menyampaikan pemberitahuan ini kepada Terlapor.</text:p>
          </table:table-cell>
        </table:table-row>
        <table:table-row table:style-name="Table3.5">
          <table:table-cell table:style-name="Table3.A2">
            <text:p text:style-name="P16"/>
          </table:table-cell>
          <table:table-cell table:style-name="Table3.A1" office:value-type="string">
            <text:p text:style-name="P18"><text:span text:style-name="T9"><text:s text:c="26"/></text:span><text:span text:style-name="T6">Demikian </text:span><text:span text:style-name="T8">untuk</text:span><text:span text:style-name="T9"> </text:span><text:span text:style-name="T6">dapat dimaklumi dan atas perhatiannya diucapkan terimakasih.</text:span></text:p>
          </table:table-cell>
        </table:table-row>
      </table:table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9">{ttd_dari}</text:p>
          </table:table-cell>
        </table:table-row>
        <table:table-row table:style-name="Table4.2">
          <table:table-cell table:style-name="Table4.A1" office:value-type="string">
            <text:p text:style-name="P8"/>
            <text:p text:style-name="P8"/>
          </table:table-cell>
        </table:table-row>
        <table:table-row table:style-name="Table4.3">
          <table:table-cell table:style-name="Table4.A1" office:value-type="string">
            <text:p text:style-name="P10">{ttd_peg_nama}</text:p>
          </table:table-cell>
        </table:table-row>
        <table:table-row table:style-name="Table4.4">
          <table:table-cell table:style-name="Table4.A1" office:value-type="string">
            <text:p text:style-name="P9">{ttd_jabatan}, {ttd_peg_nip}</text:p>
          </table:table-cell>
        </table:table-row>
      </table:table>
      <text:p text:style-name="P1"/>
      <text:p text:style-name="P3">Tembusan<text:tab/>: :<text:line-break/>[!-- BEGIN tembusan --]{urutan_tembusan}.{jabatan_tembusan} </text:p>
      <text:p text:style-name="P3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sans-serif"/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a sp</meta:initial-creator>
    <meta:creation-date>2015-09-03T12:18:10.45</meta:creation-date>
    <dc:date>2016-02-02T09:35:03.69</dc:date>
    <meta:editing-duration>PT17H56M16S</meta:editing-duration>
    <meta:editing-cycles>115</meta:editing-cycles>
    <meta:generator>OpenOffice/4.1.1$Win32 OpenOffice.org_project/411m6$Build-9775</meta:generator>
    <dc:creator>Hasiholan Purba</dc:creator>
    <meta:document-statistic meta:table-count="6" meta:image-count="0" meta:object-count="0" meta:page-count="1" meta:paragraph-count="40" meta:word-count="209" meta:character-count="1701"/>
  </office:meta>
</office:document-meta>
</file>